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92e3" officeooo:paragraph-rsid="000092e3"/>
    </style:style>
    <style:style style:name="P2" style:family="paragraph" style:parent-style-name="Standard" style:master-page-name="">
      <style:paragraph-properties fo:margin-left="0cm" fo:margin-right="0cm" fo:text-indent="1cm" style:auto-text-indent="false" style:page-number="auto"/>
      <style:text-properties officeooo:rsid="000092e3" officeooo:paragraph-rsid="000092e3"/>
    </style:style>
    <style:style style:name="P3" style:family="paragraph" style:parent-style-name="Standard">
      <style:paragraph-properties fo:margin-left="0cm" fo:margin-right="0cm" fo:text-indent="1cm" style:auto-text-indent="false"/>
      <style:text-properties officeooo:rsid="000092e3" officeooo:paragraph-rsid="000092e3"/>
    </style:style>
    <style:style style:name="P4" style:family="paragraph" style:parent-style-name="Standard">
      <style:paragraph-properties fo:margin-left="0cm" fo:margin-right="0cm" fo:text-indent="1cm" style:auto-text-indent="false"/>
      <style:text-properties officeooo:rsid="00009bf4" officeooo:paragraph-rsid="00009bf4"/>
    </style:style>
    <style:style style:name="P5" style:family="paragraph" style:parent-style-name="Standard">
      <style:paragraph-properties fo:margin-left="0cm" fo:margin-right="0cm" fo:text-indent="1cm" style:auto-text-indent="false"/>
      <style:text-properties officeooo:rsid="0000f467" officeooo:paragraph-rsid="0000f467"/>
    </style:style>
    <style:style style:name="P6" style:family="paragraph" style:parent-style-name="Standard">
      <style:paragraph-properties fo:margin-left="0cm" fo:margin-right="0cm" fo:text-indent="1cm" style:auto-text-indent="false"/>
      <style:text-properties officeooo:rsid="00015eb9" officeooo:paragraph-rsid="00015eb9"/>
    </style:style>
    <style:style style:name="P7" style:family="paragraph" style:parent-style-name="Standard">
      <style:paragraph-properties fo:margin-left="0cm" fo:margin-right="0cm" fo:text-indent="1cm" style:auto-text-indent="false"/>
      <style:text-properties officeooo:rsid="000a67b6" officeooo:paragraph-rsid="000a67b6"/>
    </style:style>
    <style:style style:name="P8" style:family="paragraph" style:parent-style-name="Standard">
      <style:paragraph-properties fo:margin-left="0cm" fo:margin-right="0cm" fo:text-indent="1cm" style:auto-text-indent="false"/>
      <style:text-properties fo:font-style="italic" officeooo:rsid="000a67b6" officeooo:paragraph-rsid="000a67b6" style:font-style-asian="italic" style:font-style-complex="italic"/>
    </style:style>
    <style:style style:name="P9" style:family="paragraph" style:parent-style-name="Standard">
      <style:paragraph-properties fo:margin-left="0cm" fo:margin-right="0cm" fo:text-indent="1cm" style:auto-text-indent="false"/>
      <style:text-properties fo:font-style="italic" officeooo:rsid="00108361" officeooo:paragraph-rsid="00108361" style:font-style-asian="italic" style:font-style-complex="italic"/>
    </style:style>
    <style:style style:name="T1" style:family="text">
      <style:text-properties officeooo:rsid="00009bf4"/>
    </style:style>
    <style:style style:name="T2" style:family="text">
      <style:text-properties officeooo:rsid="00012e52"/>
    </style:style>
    <style:style style:name="T3" style:family="text">
      <style:text-properties officeooo:rsid="00015eb9"/>
    </style:style>
    <style:style style:name="T4" style:family="text">
      <style:text-properties officeooo:rsid="00030cec"/>
    </style:style>
    <style:style style:name="T5" style:family="text">
      <style:text-properties fo:font-style="normal" style:font-style-asian="normal" style:font-style-complex="normal"/>
    </style:style>
    <style:style style:name="T6" style:family="text">
      <style:text-properties fo:font-style="normal" officeooo:rsid="000ab553" style:font-style-asian="normal" style:font-style-complex="normal"/>
    </style:style>
    <style:style style:name="T7" style:family="text">
      <style:text-properties fo:font-style="normal" officeooo:rsid="000aba01" style:font-style-asian="normal" style:font-style-complex="normal"/>
    </style:style>
    <style:style style:name="T8" style:family="text">
      <style:text-properties fo:font-style="normal" officeooo:rsid="000bef9a" style:font-style-asian="normal" style:font-style-complex="normal"/>
    </style:style>
    <style:style style:name="T9" style:family="text">
      <style:text-properties fo:font-style="normal" officeooo:rsid="000de942" style:font-style-asian="normal" style:font-style-complex="normal"/>
    </style:style>
    <style:style style:name="T10" style:family="text">
      <style:text-properties fo:font-style="normal" officeooo:rsid="000e1b13" style:font-style-asian="normal" style:font-style-complex="normal"/>
    </style:style>
    <style:style style:name="T11" style:family="text">
      <style:text-properties fo:font-style="normal" officeooo:rsid="001015a3" style:font-style-asian="normal" style:font-style-complex="normal"/>
    </style:style>
    <style:style style:name="T12" style:family="text">
      <style:text-properties fo:font-style="normal" officeooo:rsid="00108361" style:font-style-asian="normal" style:font-style-complex="normal"/>
    </style:style>
    <style:style style:name="T13" style:family="text">
      <style:text-properties officeooo:rsid="000ab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Oku a Skaze</text:p>
      <text:p text:style-name="P1"/>
      <text:p text:style-name="P2">Ajsia zastala pred tabuľou, kde bol premietaný momentálny stav a pozrela sa na mňa.</text:p>
      <text:p text:style-name="P3">„Si si vedomá toho, čo sa chystáme spraviť?“</text:p>
      <text:p text:style-name="P3">„Konca. Ja viem.“ Zahryzla som si do pery. S Ajsiou sme tam nehybne stáli a pozerali bez slov na mapu. Šílenvích získal kontrolu nad Kralovom aj Ulovom. Vlastne celým Wemenským pobrežím. Fentenzia stále odolávala, ale aj na ňu sa zmrákali chmúry, ktoré nad Wemenskom rozšíril Šílenvích.</text:p>
      <text:p text:style-name="P3">Do miestnosti vstúpil Timmy, Ajsiin brat a bezo slov sa pozeral na plán. Premýšľal. Nepoznám ho až tak dobre, ale podľa Ajsie... Jej brat celý plán vymyslel. Už dávnejšie, keď prišli prvé vízie. Ani som o tom nevedela, len Ajsia mi to pomedzi reč niekedy povedala. Nedávno. Neviem čo všetko mali pripravené, ale Timmy vyzeral, že si celý plán dlho pripravoval a teraz už len dolaďoval detaily.</text:p>
      <text:p text:style-name="P3">Prišli k nám ďalší členovia Srdˇsi'a, Bella a Tarry. Od včerajška, kde sme boli oboznamovaný s plánom vyzerali oveľa strhanejšie a nevyspatejšie. Nasledovali ich Tulie a Delyan, Dva'ji nášho plánu. Chýbal Tanery a Tig. O chvíľu dorazil aj tí dvaja, postupne. Tig sa na mňa pozrel, pohľadom uisťujúcim sa, či som v poriadku. Milé od neho. Ale teraz nie je v poriadku nič.</text:p>
      <text:p text:style-name="P3">„Hýdea 2 <text:s/>bude na monitore, s Hýdeou 1 prídeme o chvíľu.“ Oznámi mi 003M. Tá po dlhom čase opustí sídlo, kde bola hlavným dozorom na to, aby telepaticky neútočila Armáda Akäti'i-Bl'uhˇo'ev. <text:span text:style-name="T1">Ale stále bola tým, kým prisahala pred dávnymi rokmi byť. Išla ma ochrániť, pretože pre náš plán bola živá Oko, teda ja, nevyhnutná. Oznámim to prítomným a Ajsia prikývne. Vyzerá sústredene pre niečo iné. Timmy si niečo zapisuje, Bell a Tarry tiež bez slov hľadia na mapu a očividne premýšľajú. Len Tulie a Delyan sa držia za ruky, predsa len, odpočítavanie začalo, a ak sa všetko vyplní, ak sa pri Stuvelíne všetko vyplní, tak to mohol byť posledný moment, keď mohli byť spolu. A sú Dva'ji, nikto im to nemá čo vyčítať.</text:span></text:p>
      <text:p text:style-name="P4">Keď príde 003M, si uvedomím, že som ju za celý čas videla len tak málo krát – vždy sa mi telepaticky prihovárala, dohovárala ma, učila ma, ochraňovala ma, ale za ten celý čas som ju videla naživo len pár krát. A tak sa teraz pozerám a rozmýšľam pritom, čo všetko už neuvidím.</text:p>
      <text:p text:style-name="P4">003M je nižšia než všetci v miestnosti, ale za to vo výcviku v Ar'jene sa jej naozaj asi nikto nemôže rovnať. Je to, koniec koncov Ve'il'e. Má na sebe uniformu zo špeciálneho maskovacieho materiálu, vlasy zopnuté do vrkoča, za opaskom má niekoľko zbraní. Cítim sa zrazu vcelku neisto, vzhľadom k tomu, že vstupujem takmer neozbrojene. Nie som návnada, ale vyjednávač. Ale cítim sa ako návnada.</text:p>
      <text:p text:style-name="P4">Všetky predmety na vyvolanie ducha sú naložené a vezieme ich do Felanzie. Ku starofelanzíjskej čarodejnici. Cecílii. Ako som predpovedala.</text:p>
      <text:p text:style-name="P4"/>
      <text:p text:style-name="P5">„Prečo ste prišli, Oko?“ <text:s/>Šílenvích sa na mňa pozeral veľmi nenávistne, s veľkým opovrhnutím. Teda nie on. Jeho už dávno nikto nevidel, žil v tele, ktoré mu nepatrilo. Bol nadmieru inteligentný, ale keď prišiel v pätnástich rokoch pri nehode o nohy a ruku a rodina ho odvrhla stal sa zakomplexovaný a pomstychtivý. Po nehode, ktorej sme nedokázali zabrániť. <text:span text:style-name="T2">Bol nadmieru inteligentný a vyvinul prenos vedomia – a tak fungoval v tele, ktoré si vyrobil. A ešte predtým zabil svoju sestru a rodičov. Ja by som mala byť tá, ktorá ním opovrhuje.</text:span></text:p>
      <text:p text:style-name="P5">„<text:span text:style-name="T2">Čo robíte? O čo vám ide?“</text:span></text:p>
      <text:p text:style-name="P5">„<text:span text:style-name="T3">Ovládam svet. Teda ešte nie. Ešte to len príde. Keď bude všetko pod mojou kontrolou.“ Zdal sa tou myšlienkou fascinovaný. Zároveň to povedal tak chladne a sebaisto, akoby o tom nikdy nepochyboval. Správa sa ako psychopat, až začínam premýšľať, či bol taký odjakživa.</text:span></text:p>
      <text:p text:style-name="P5">„<text:span text:style-name="T3">Prečo, Šílenvích?“ Vedela som, že to nebol dobrý nápad. Neviem vyjednávať. Prečo museli poslať mňa, Dvadsiate Oko Fentenzie?</text:span></text:p>
      <text:p text:style-name="P5">„<text:span text:style-name="T3">Lebo je to moc. A tá mi patrí. A mala mi patriť. Namiesto toho ju chceli dať mojej hlúpej sestre. Tá už ale nie je, a kto sa o to postaral? Ja.“ V tom momente mi znie ako urazené decko, ale pokračuje ďalej.</text:span></text:p>
      <text:p text:style-name="P5">„<text:span text:style-name="T3">Mám právo na vládu nad svetom. Ja som dokázal oddeliť myseľ od tela, čo sa predo mnou </text:span><text:soft-page-break/><text:span text:style-name="T3">nikomu nepodarilo. Ja som pán stvorenia, dokážem uväzniť niekoho mimo svojej telesnej schránky a naopak. Som tvorca. Som pán. Dokázal som to čo nikto iný nie. A preto mám privilégium vládnuť.“</text:span></text:p>
      <text:p text:style-name="P6">„Práve preto by ste ho mať nemal. Ovládanie živých bytostí je už na hrane medzi <text:span text:style-name="T4">božstvom a zahrávaním sa s niečím na čo nemáme právo.“</text:span></text:p>
      <text:p text:style-name="P6">„<text:span text:style-name="T4">Na čo nemáme právo? Na niečo čo dokážeme? Nie, nemáme právo len na veci, ktoré nedokážeme.“</text:span></text:p>
      <text:p text:style-name="P6">„<text:span text:style-name="T4">Nesúhlasím. Nemáme právo obmedzovať druhých bez toho, aby sme boli obmedzovaní my. Sloboda je základ.“</text:span></text:p>
      <text:p text:style-name="P6">„<text:span text:style-name="T4">Ve'il'eske a Fentenzíjske hlúposti neuznávam. Je čas na nový svet, svet kde bude vládnuť moc, sila a genialita a nie sloboda, tolerancia a rovnoprávnosť. A vlastne, ani nie nový svet, pretože žiadny systém nemením, toto tu bolo vždy. Mega Wemen, slávna zakladateľka Wemenska, koľko krvi preliala ona. Tiež sa dostala k moci násilím a mocou. Jej ruka vládla meču a boju, nie vašej slobode. A čo Leana? Aj tú vaša 'slávna myšlienka' ospevuje, i keď bola vojvodkyňa, ktorá viedla povstania. A v snahe o čo, o čo? O moc, ako som už spomínal. Každá doba začala v boji o moc a táto tu tu bola už príliš dlho. Nastal čas na ďalšie veľké zjednotenie, ale cieľ kontinentu, tobôž mesta, mi príde málo. Teraz, keď je technika rozvinutá aj na mimoplanetárne lety, musím pokračovať s dobou. Mojím cieľom nie je len táto planéta, ale celý dosiahnuteľný vesmír. Príde vám to priveľa? Možnosti technického napredovania sú obrovské a mám na to veľa času, takže ovládnutie o istý čas celého vesmíru nebude problém. Nech to stojí, čo to stojí. A práve Fentenzia a Ve'il'e je najväčšie jadrom odporu. A to sa o chvíľu zmení. Váš symbol Ajsia Ašanová vyhasne a vy zhoríte. Aj keď považujem tradície za odpad, istá symbolika byť musí. Počuli ste o tých, ktorých nazývali vašimi predchodcami. Ich koniec sa mi páči. Aká to symbolika. A dokonca si dovoľuje niekto tvrdiť že boli sviecou nádeje, pričom tak skončili, každá svieca raz zhorí. Aj tá vaša.“ Dúfam, že Hýdea 2 tento rozhovor sleduje a 003M vie kedy má zasiahnuť. Aspoň vieme jeho ciele. A tie vyznačujú priamu cestu ku koncu, ktorý som dúfala, že nenastane. Pričom som vedela, čo je Šílenvích zač. Takže koniec. Totálna skaza. Smrť. Koniec sveta.</text:span></text:p>
      <text:p text:style-name="P7">Keď mi niekto, buď Ajsia, 003M, alebo Oko devätnásta v mimočase, povedala, že mojou úlohou je zničiť tento svet, nebrala som to až tak vážne, lebo ten moment mi pripadal tak vzdialený... Ale teraz, keď viem, že s istotou nastane v najbližších hodinách sa cítim strašne. Ako samovražedný atentátnik, s tým, že so sebou beriem celý svet.</text:p>
      <text:p text:style-name="P7">Odpovedala mi 003M.</text:p>
      <text:p text:style-name="P8">„Viem, čo bude nasledovať. Zdrž ho. A naveď ho na falošnú stopu. <text:span text:style-name="T13">Potrebujeme čas. Dám ti vedieť.</text:span>“<text:span text:style-name="T5"> A ja viem, že to bude ťažké.</text:span></text:p>
      <text:p text:style-name="P8"><text:span text:style-name="T5">„</text:span><text:span text:style-name="T6">Podceňuješ nás. Sme silnejší, než si ktokoľvek myslí.“</text:span></text:p>
      <text:p text:style-name="P8"><text:span text:style-name="T6">„Dokážte to.“</text:span></text:p>
      <text:p text:style-name="P8"><text:span text:style-name="T6">„</text:span><text:span text:style-name="T7">Stále ste, Šílenvích, ani len neovládli celý Wemenský kontinent, tak ako chcete ovládnuť vesmír?“</text:span></text:p>
      <text:p text:style-name="P8"><text:span text:style-name="T7">„Wemenský kontinent je plne pod mojou kontrolou.“</text:span></text:p>
      <text:p text:style-name="P8"><text:span text:style-name="T7">„To sa teda mýlite. Kedy ste boli vo Felanzii?“</text:span></text:p>
      <text:p text:style-name="P8"><text:span text:style-name="T7">„</text:span><text:span text:style-name="T8">Už pár mesiacov je moja.“</text:span></text:p>
      <text:p text:style-name="P8"><text:span text:style-name="T8">„Dobili ste hlavné mesto a najjužnejšie oblasti. Ale nie nadarmo Lorion Nemel napísal v svoj</text:span><text:span text:style-name="T9">i</text:span><text:span text:style-name="T8">ch </text:span><text:span text:style-name="T9">cestopisoch o Felanzíjcoch tieto slová: 'Ich húževnatosť a odhodlanie ma každým dňom prekvapuje. Úroveň štátnej pomoci pre severné oblasti Felanzie je takmer nulová a je to jeden z regiónov, ktorý nikoho nezaujíma, ale napriek tomu obyvatelia neprepadajú do beznádeje. Žijú tam už dlho a ich predkovia prežili Tretenskú vládu a práve vtedy bola Severná Felanzia jedným z najbezpečnejších miest. Nielen preto tu istú dobu fungovala rebelská organizácia známa ako Srdce...'. Severné oblasti Felanzie možno vyzerajú vyľudnene ale nie, oni len čakajú na svoj čas. A ten príde, Šílenvích, ten príde. A čo Starofelanzíjska čarodejnica? Tá sa vám nikdy nepodrobí.“</text:span></text:p>
      <text:p text:style-name="P8"><text:span text:style-name="T9">„Na čary hádam neverí nikto z nás.“</text:span></text:p>
      <text:p text:style-name="P8"><text:span text:style-name="T9">„</text:span><text:span text:style-name="T10">Toto nevolám mágia. Toto je niečo, čo je vbudované v systéme defaultne. Ako úloha Oka a Dvoch. A Piatich z Troch. Je To cyklus. A Starofelanzíjska čarodejnica naozaj </text:span><text:span text:style-name="T11">jestvuje</text:span><text:span text:style-name="T10">, len </text:span><text:soft-page-break/><text:span text:style-name="T10">odmietate veriť. Pričom tak veľa krát som už bola pri jej dome, rozprávala sa s ňou. </text:span><text:span text:style-name="T11">Toto je to, čo je vaša chyba Šílenvích. Nevšímate si tých, na ktorých neveríte.“</text:span></text:p>
      <text:p text:style-name="P8"><text:span text:style-name="T11">„Halucinácie sú prejavom vážnych psychických porúch. Alebo drog. Pri vás Fentenzíjcov by som čakal obe.“</text:span></text:p>
      <text:p text:style-name="P8"><text:span text:style-name="T11">„A to nie je všetko, Šílenvích.“</text:span></text:p>
      <text:p text:style-name="P8"><text:span text:style-name="T11">„Voláte ma menom, ktoré neuznávam. Snažíte sa ma zmiasť, vystrašiť, ponížiť? Voláte ma bláznom.“</text:span></text:p>
      <text:p text:style-name="P8"><text:span text:style-name="T11">„Keby si vedel niečo z Fentenzíjčiny, tak by si vedel, že Šílenvích nie je len blázon. Je to aj génius. A šialenec.“</text:span></text:p>
      <text:p text:style-name="P8"><text:span text:style-name="T11">„Viete čo? Začínate si priveľmi dovoľovať. A ja chcem vedieť čo plánujete. Kde sú vaše sídla.“</text:span></text:p>
      <text:p text:style-name="P8"><text:span text:style-name="T11">„Aj tak vám to nepomôže.“ Volám v mysli 003M.</text:span></text:p>
      <text:p text:style-name="P8"><text:span text:style-name="T11">„</text:span><text:span text:style-name="T12">Kto povedal?“ Niekto ma chytí. Nemôžem sa ani pohnúť.</text:span></text:p>
      <text:p text:style-name="P8"><text:span text:style-name="T12">„Tento svet tu do zajtra nebude.“ Toto nevyhlásim ja, ale 003M, ktorá sa z čista-jasna objavila <text:s/>a držala zbraň pri Šílenvíchovej hlave.</text:span></text:p>
      <text:p text:style-name="P9"><text:span text:style-name="T5">„Oko! Bež!“ Vidím že ju on udiera, ale ona sa uhla. Neuteká. Dáva priestor mne. Ja som tá dôležitá. Aj tak sa všetko končí. Ani sa s ňou nerozlúč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ina </meta:initial-creator>
    <meta:creation-date>2015-09-08T10:24:08.921217525</meta:creation-date>
    <dc:date>2015-09-08T20:27:45.974718516</dc:date>
    <dc:creator>Paulina </dc:creator>
    <meta:editing-duration>PT5M49S</meta:editing-duration>
    <meta:editing-cycles>1</meta:editing-cycles>
    <meta:document-statistic meta:table-count="0" meta:image-count="0" meta:object-count="0" meta:page-count="3" meta:paragraph-count="41" meta:word-count="1504" meta:character-count="8889" meta:non-whitespace-character-count="7421"/>
    <meta:generator>LibreOffice/4.2.8.2$Linux_X86_64 LibreOffice_project/420m0$Build-2</meta:generator>
  </office:meta>
</office:document-meta>
</file>